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.5in" fo:text-align="start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fo:color="#00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Title-Major">
      <style:paragraph-properties fo:margin-left="0in" fo:margin-right="0.5in" fo:text-align="center" style:justify-single-word="false" fo:orphans="2" fo:widows="2" fo:hyphenation-ladder-count="no-limit" fo:text-indent="0in" style:auto-text-indent="false" style:writing-mode="lr-tb"/>
      <style:text-properties fo:color="#0000ff" style:font-name="Arial" fo:font-size="11pt" fo:font-style="italic" fo:font-weight="bold" style:font-size-asian="11pt" style:language-asian="th" style:country-asian="TH" style:font-style-asian="italic" style:font-weight-asian="bold" style:font-size-complex="11pt" style:language-complex="th" style:country-complex="TH" fo:hyphenate="false" fo:hyphenation-remain-char-count="2" fo:hyphenation-push-char-count="2"/>
    </style:style>
    <style:style style:name="P4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30pt" fo:font-weight="bold" style:font-size-asian="30pt" style:font-weight-asian="bold" style:font-size-complex="3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size-complex="11pt"/>
    </style:style>
    <style:style style:name="P7" style:family="paragraph" style:parent-style-name="Standard">
      <style:text-properties fo:font-size="15pt" fo:font-weight="bold" style:font-size-asian="15pt" style:font-weight-asian="bold" style:font-size-complex="15pt"/>
    </style:style>
    <style:style style:name="P8" style:family="paragraph" style:parent-style-name="Standard"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language="fr" fo:country="FR" style:language-asian="th" style:country-asian="TH" style:font-size-complex="11pt" style:language-complex="th" style:country-complex="TH"/>
    </style:style>
    <style:style style:name="P12" style:family="paragraph" style:parent-style-name="Standard">
      <style:text-properties fo:language="en" fo:country="US" style:font-size-complex="11pt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color="#0000ff" style:font-size-complex="11pt"/>
    </style:style>
    <style:style style:name="P14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15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style:font-size-complex="11pt"/>
    </style:style>
    <style:style style:name="P16" style:family="paragraph" style:parent-style-name="Standard">
      <style:paragraph-properties fo:margin-left="0.5in" fo:margin-right="0in" fo:text-indent="0.5in" style:auto-text-indent="false"/>
    </style:style>
    <style:style style:name="P17" style:family="paragraph" style:parent-style-name="Standard">
      <style:paragraph-properties fo:margin-left="0.5in" fo:margin-right="0in" fo:text-indent="0.5in" style:auto-text-indent="false"/>
      <style:text-properties style:font-size-complex="11pt"/>
    </style:style>
    <style:style style:name="P18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19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/>
    </style:style>
    <style:style style:name="P20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 fo:language="en" fo:country="US" style:font-size-complex="11pt"/>
    </style:style>
    <style:style style:name="P21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Arial"/>
    </style:style>
    <style:style style:name="P22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Arial" fo:language="en" fo:country="US" style:font-size-complex="11pt"/>
    </style:style>
    <style:style style:name="P23" style:family="paragraph" style:parent-style-name="Title-Major">
      <style:paragraph-properties fo:margin-left="0.5in" fo:margin-right="0.5in" fo:text-indent="0.5in" style:auto-text-indent="false"/>
      <style:text-properties fo:color="#ff0000" style:font-name="Arial" fo:font-size="11pt" fo:font-style="italic" fo:font-weight="bold" style:font-size-asian="11pt" style:font-style-asian="italic" style:font-weight-asian="bold" style:font-size-complex="11pt"/>
    </style:style>
    <style:style style:name="P24" style:family="paragraph" style:parent-style-name="Title-Major">
      <style:paragraph-properties fo:margin-left="1.5in" fo:margin-right="0.5in" fo:text-align="start" style:justify-single-word="false" fo:text-indent="0in" style:auto-text-indent="false"/>
      <style:text-properties fo:color="#0000ff" style:font-size-complex="11pt"/>
    </style:style>
    <style:style style:name="P25" style:family="paragraph" style:parent-style-name="Title-Major">
      <style:paragraph-properties fo:margin-left="0.6772in" fo:margin-right="0.5in" fo:text-indent="0.3228in" style:auto-text-indent="false"/>
      <style:text-properties fo:color="#0000ff" style:font-name="Arial" fo:font-size="11pt" fo:font-style="italic" fo:font-weight="bold" style:font-size-asian="11pt" style:font-style-asian="italic" style:font-weight-asian="bold" style:font-size-complex="11pt"/>
    </style:style>
    <style:style style:name="P26" style:family="paragraph" style:parent-style-name="Contents_20_Heading">
      <style:paragraph-properties fo:line-height="100%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Contents_20_1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Heading">
      <style:paragraph-properties fo:margin-left="0in" fo:margin-right="0in" fo:text-indent="-0.25in" style:auto-text-indent="false"/>
    </style:style>
    <style:style style:name="P30" style:family="paragraph" style:parent-style-name="Contents_20_Heading">
      <style:paragraph-properties fo:margin-left="0in" fo:margin-right="0in" fo:text-indent="-0.25in" style:auto-text-indent="false" fo:break-before="page"/>
    </style:style>
    <style:style style:name="P31" style:family="paragraph" style:parent-style-name="Standard" style:list-style-name="L1"/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P33" style:family="paragraph" style:parent-style-name="Standard" style:list-style-name="L1">
      <style:text-properties style:font-name="Arial" fo:font-size="11pt" style:font-size-asian="11pt" style:font-size-complex="11pt"/>
    </style:style>
    <style:style style:name="P34" style:family="paragraph" style:parent-style-name="Standard" style:master-page-name="Standard">
      <style:paragraph-properties style:page-number="auto"/>
      <style:text-properties style:font-size-complex="11pt"/>
    </style:style>
    <style:style style:name="P35" style:family="paragraph" style:parent-style-name="Contents_20_Heading" style:master-page-name="Convert_20_1">
      <style:paragraph-properties style:page-number="auto" fo:break-before="page"/>
    </style:style>
    <style:style style:name="P36" style:family="paragraph" style:parent-style-name="Contents_20_Heading" style:list-style-name="L1"/>
    <style:style style:name="P37" style:family="paragraph" style:parent-style-name="Contents_20_Heading" style:list-style-name="L1">
      <style:paragraph-properties fo:margin-left="0in" fo:margin-right="0in" fo:text-indent="-0.25in" style:auto-text-indent="false" fo:break-before="page"/>
    </style:style>
    <style:style style:name="P38" style:family="paragraph" style:parent-style-name="Contents_20_Heading" style:list-style-name="L1">
      <style:paragraph-properties fo:break-before="page"/>
    </style:style>
    <style:style style:name="T1" style:family="text">
      <style:text-properties fo:color="#00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style style:name="T2" style:family="text">
      <style:text-properties fo:color="#ff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style style:name="T3" style:family="text">
      <style:text-properties fo:language="en" fo:country="US" style:font-size-complex="11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6"/>
      <text:p text:style-name="P6"/>
      <text:p text:style-name="P6"/>
      <text:p text:style-name="P6"/>
      <text:p text:style-name="P7"/>
      <text:p text:style-name="P4">Rapid Client</text:p>
      <text:p text:style-name="P9">2.1.0 Release notes </text:p>
      <text:p text:style-name="P8"><text:tab/><text:tab/><text:tab/><text:tab/></text:p>
      <text:p text:style-name="P23"><text:s text:c="2"/></text:p>
      <text:p text:style-name="P3"/>
      <text:p text:style-name="P25"/>
      <text:p text:style-name="P25"/>
      <text:p text:style-name="P24"/>
      <text:p text:style-name="P13"/>
      <text:p text:style-name="P13"/>
      <text:p text:style-name="P17"/>
      <text:p text:style-name="P17"/>
      <text:p text:style-name="P14"/>
      <text:p text:style-name="P14"/>
      <text:p text:style-name="P14"/>
      <text:p text:style-name="P15"><text:tab/>Prepared by:<text:tab/> <text:s text:c="5"/><text:tab/>Rapid Solutions and Consulting LLC</text:p>
      <text:p text:style-name="P19"><text:span text:style-name="T3"><text:s text:c="12"/>Last Updated:<text:tab/> <text:s text:c="5"/><text:tab/></text:span><text:span text:style-name="T3"><text:modification-date style:data-style-name="N76">September 9, 2016</text:modification-date></text:span></text:p>
      <text:p text:style-name="P20"><text:tab/></text:p>
      <text:p text:style-name="P21"/>
      <text:p text:style-name="P22"><text:tab/></text:p>
      <text:p text:style-name="P21"/>
      <text:p text:style-name="P22"><text:tab/></text:p>
      <text:p text:style-name="P11"/>
      <text:p text:style-name="P2"><text:s text:c="25"/></text:p>
      <text:p text:style-name="P16"/>
      <text:p text:style-name="P18"><text:tab/><text:tab/><text:tab/></text:p>
      <text:p text:style-name="P12"><text:tab/><text:tab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Contents_20_Heading"/>
          </text:index-source-styles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27">What's new in version 2.1.0<text:tab/>3</text:p>
          <text:p text:style-name="P27"><text:s/>What’s New in version 2.0.2<text:tab/>4</text:p>
          <text:p text:style-name="P27">What’s New in version 2.0.1<text:tab/>5</text:p>
          <text:p text:style-name="P27">What’s New in version 2.0.0<text:tab/>6</text:p>
        </text:index-body>
      </text:table-of-content>
      <text:p text:style-name="P26"/>
      <text:p text:style-name="P26"/>
      <text:p text:style-name="P26"/>
      <text:p text:style-name="P26"/>
      <text:p text:style-name="P26"/>
      <text:list xml:id="list8057462806039815826" text:style-name="L1">
        <text:list-header>
          <text:p text:style-name="P38">What's new in version 2.2.0</text:p>
          <text:p text:style-name="P36"/>
        </text:list-header>
        <text:list-item>
          <text:p text:style-name="P33">RAPIDSnapshot Enhancements.</text:p>
        </text:list-item>
        <text:list-item>
          <text:p text:style-name="P33">Bug fixes.</text:p>
          <text:p text:style-name="P37">What's new in version 2.1.0</text:p>
        </text:list-item>
      </text:list>
      <text:p text:style-name="P29"/>
      <text:list xml:id="list38722377" text:continue-numbering="true" text:style-name="L1">
        <text:list-item>
          <text:p text:style-name="P31"><text:span text:style-name="T5">Major:</text:span><text:span text:style-name="T4"> support for iframes.</text:span></text:p>
        </text:list-item>
        <text:list-item>
          <text:p text:style-name="P31"><text:span text:style-name="T5">Major:</text:span><text:span text:style-name="T4"> Fusion Injection Support.</text:span></text:p>
        </text:list-item>
        <text:list-item>
          <text:p text:style-name="P33">New branding.</text:p>
        </text:list-item>
        <text:list-item>
          <text:p text:style-name="P33">Discontinued auto-patching.</text:p>
        </text:list-item>
        <text:list-item>
          <text:p text:style-name="P33">Support for 12.2.5.</text:p>
        </text:list-item>
        <text:list-item>
          <text:p text:style-name="P33">Licensing (New licensing model).</text:p>
        </text:list-item>
        <text:list-item>
          <text:p text:style-name="P33">RAPIDController.</text:p>
        </text:list-item>
        <text:list-item>
          <text:p text:style-name="P33">Single Sign On support for users through the environment variable file (BWE).</text:p>
        </text:list-item>
        <text:list-item>
          <text:p text:style-name="P33">RAPIDSnapshot.</text:p>
        </text:list-item>
      </text:list>
      <text:p text:style-name="P10"/>
      <text:p text:style-name="P30"><text:tab/>What’s New in version 2.0.2</text:p>
      <text:list xml:id="list38703549" text:continue-numbering="true" text:style-name="L1">
        <text:list-header>
          <text:p text:style-name="P36"/>
        </text:list-header>
        <text:list-item>
          <text:p text:style-name="P33">RapidReverse: adding a checkbox to allow user to save the tree output without automatically opening it.</text:p>
        </text:list-item>
        <text:list-item>
          <text:p text:style-name="P33">RapidReverse: support for KB 12.2.4</text:p>
        </text:list-item>
        <text:list-item>
          <text:p text:style-name="P33">RapidBuild: new HTML template.</text:p>
        </text:list-item>
        <text:list-item>
          <text:p text:style-name="P33">RapidBuild/ Reverse: throw an error if the PL/SQL package state is invalid after installing it.</text:p>
        </text:list-item>
        <text:list-item>
          <text:p text:style-name="P33">RapidBuild: adding a new doc on how to setup Single Sign-On (SSO)</text:p>
        </text:list-item>
        <text:list-item>
          <text:p text:style-name="P33">RapidBuild: Fix unexpected popup error during injection</text:p>
        </text:list-item>
        <text:list-item>
          <text:p text:style-name="P33">RapidBuild: Fix issue when clicking STOP button which did not clear the pause time causing the UI to be unusable (cannot click START anymore)</text:p>
        </text:list-item>
        <text:list-item>
          <text:p text:style-name="P33">RapidBuild: Disallow execution of scripts if the DELETE, DROP keywords are detected.</text:p>
          <text:p text:style-name="P37">What’s New in version 2.0.1</text:p>
          <text:p text:style-name="P36"/>
        </text:list-item>
        <text:list-item>
          <text:p text:style-name="P33">Build now automatically handles enabling users for injection support, removing the need for the new screen in the introductory workflow</text:p>
        </text:list-item>
        <text:list-item>
          <text:p text:style-name="P33">Build/Reverse now remember last folder/file opened for each file dialog</text:p>
        </text:list-item>
        <text:list-item>
          <text:p text:style-name="P33">Fixing a bug where Build uses 100% CPU</text:p>
        </text:list-item>
        <text:list-item>
          <text:p text:style-name="P33">Moving expand/collapse tree to context menus, and adding “expand/collapse all”</text:p>
        </text:list-item>
        <text:list-item>
          <text:p text:style-name="P33">Updating JRE support to include JRE 1.7.0_71 and above </text:p>
        </text:list-item>
        <text:list-item>
          <text:p text:style-name="P33">Updated icons for client applications</text:p>
        </text:list-item>
        <text:list-item>
          <text:p text:style-name="P33">Support for generating inventory exports by responsibility tree node</text:p>
          <text:p text:style-name="P33"/>
        </text:list-item>
      </text:list>
      <text:p text:style-name="P28">What’s New in version 2.0.0</text:p>
      <text:p text:style-name="P10"/>
      <text:list xml:id="list38714078" text:continue-numbering="true" text:style-name="L1">
        <text:list-item>
          <text:p text:style-name="P33">Adding more flexible mapping between EBS and target release version numbers</text:p>
        </text:list-item>
        <text:list-item>
          <text:p text:style-name="P33">Fixed Single Sign-On support</text:p>
        </text:list-item>
        <text:list-item>
          <text:p text:style-name="P33">Adding "View Last Successful/Failed Iteration" functionality</text:p>
        </text:list-item>
        <text:list-item>
          <text:p text:style-name="P33">Removing use of Jetty browser for browser version logging</text:p>
        </text:list-item>
        <text:list-item>
          <text:p text:style-name="P33">Rapid Validate has been removed, in favor of future development of Configurator-integrated validations.</text:p>
        </text:list-item>
        <text:list-item>
          <text:p text:style-name="P33">Improved UI for Build – displays much more injector level data</text:p>
        </text:list-item>
        <text:list-item>
          <text:p text:style-name="P33">Added support for enabling Oracle Forms FLD injection support via Build UI</text:p>
        </text:list-item>
        <text:list-item>
          <text:p text:style-name="P33">Colorized injector source files for HTML and FLD, and FLD logs.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in" fo:text-indent="0in" style:auto-text-indent="false"/>
      <style:text-properties fo:font-variant="small-caps" fo:font-size="10pt" style:font-size-asian="10pt" style:font-name-complex="Angsana New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Courier New"/>
    </style:style>
    <style:style style:name="Absatz-Standardschriftart" style:family="text"/>
    <style:style style:name="WW-Absatz-Standardschriftart" style:family="text"/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1111" style:family="text"/>
    <style:style style:name="WW8Num4z1" style:family="text">
      <style:text-properties style:font-name="OpenSymbol" style:font-name-complex="Courier New"/>
    </style:style>
    <style:style style:name="WW8Num5z1" style:family="text">
      <style:text-properties style:font-name="OpenSymbol"/>
    </style:style>
    <style:style style:name="WW8Num6z0" style:family="text">
      <style:text-properties style:font-name="Symbol"/>
    </style:style>
    <style:style style:name="WW8Num6z1" style:family="text">
      <style:text-properties style:font-name="OpenSymbol" style:font-name-complex="Courier New"/>
    </style:style>
    <style:style style:name="WW8Num7z0" style:family="text">
      <style:text-properties style:font-name="Courier New" style:font-name-complex="Courier New"/>
    </style:style>
    <style:style style:name="WW8Num7z1" style:family="text">
      <style:text-properties style:font-name="OpenSymbol" style:font-name-complex="Courier New"/>
    </style:style>
    <style:style style:name="WW8Num9z0" style:family="text">
      <style:text-properties style:font-name="Wingdings1"/>
    </style:style>
    <style:style style:name="WW8Num11z0" style:family="text">
      <style:text-properties style:font-name="Symbol1"/>
    </style:style>
    <style:style style:name="WW8Num13z0" style:family="text">
      <style:text-properties style:font-name="Times New Roman" style:font-name-complex="Courier New"/>
    </style:style>
    <style:style style:name="WW8Num14z0" style:family="text">
      <style:text-properties style:font-name="Wingdings1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8z0" style:family="text">
      <style:text-properties style:font-name="Symbol"/>
    </style:style>
    <style:style style:name="WW8Num8z1" style:family="text">
      <style:text-properties style:font-name="OpenSymbol" style:font-name-complex="Courier New"/>
    </style:style>
    <style:style style:name="WW8Num15z0" style:family="text">
      <style:text-properties style:font-name="Symbol"/>
    </style:style>
    <style:style style:name="WW8Num16z0" style:family="text">
      <style:text-properties style:font-name="Symbol1"/>
    </style:style>
    <style:style style:name="WW-Absatz-Standardschriftart111111111111111" style:family="text"/>
    <style:style style:name="WW-Absatz-Standardschriftart1111111111111111" style:family="text"/>
    <style:style style:name="Default_20_Paragraph_20_Font" style:display-name="Default Paragraph Font" style:family="text"/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15z1" style:family="text">
      <style:text-properties style:font-name="OpenSymbol" style:font-name-complex="Courier New"/>
    </style:style>
    <style:style style:name="WW8Num17z0" style:family="text">
      <style:text-properties style:font-name="Symbol1"/>
    </style:style>
    <style:style style:name="WW8Num17z1" style:family="text">
      <style:text-properties style:font-name="Courier New" style:font-name-complex="Courier New"/>
    </style:style>
    <style:style style:name="WW8Num18z0" style:family="text">
      <style:text-properties style:font-name="Symbol1"/>
    </style:style>
    <style:style style:name="WW8Num18z1" style:family="text">
      <style:text-properties style:font-name="Courier New" style:font-name-complex="Courier New"/>
    </style:style>
    <style:style style:name="WW8Num19z0" style:family="text">
      <style:text-properties style:font-name="Symbol1"/>
    </style:style>
    <style:style style:name="WW8Num19z1" style:family="text">
      <style:text-properties style:font-name="Courier New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Standard">
      <style:text-properties fo:font-weight="bold" style:font-weight-asian="bold" style:font-weight-complex="bold"/>
    </style:style>
    <style:style style:name="MT1" style:family="text">
      <style:text-properties fo:color="#00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style style:name="MT2" style:family="text">
      <style:text-properties fo:color="#ff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252in" fo:margin-bottom="0.8752in" fo:margin-left="0.872in" fo:margin-right="0.9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/>Copyright © 2015, Rap</text:span><text:span text:style-name="MT2">i</text:span><text:span text:style-name="MT1">d . All Rights reserved.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wiftConfigurator - New Installation - v1.3</dc:title>
    <meta:creation-date>2010-11-10T10:27:11</meta:creation-date>
    <meta:editing-cycles>121</meta:editing-cycles>
    <meta:editing-duration>P24DT6H1M41S</meta:editing-duration>
    <meta:generator>OpenOffice/4.1.1$Win32 OpenOffice.org_project/411m6$Build-9775</meta:generator>
    <dc:date>2016-09-09T18:53:49.14</dc:date>
    <dc:creator>Hassan Jamil</dc:creator>
    <meta:document-statistic meta:table-count="0" meta:image-count="0" meta:object-count="0" meta:page-count="7" meta:paragraph-count="57" meta:word-count="394" meta:character-count="2436"/>
  </office:meta>
</office:document-meta>
</file>